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<text:span text:style-name="T2">Question 7:<text:s/></text:span>Write a program to check if a number is even or odd using else condition.<text:s/></text:p>
      <text:p text:style-name="Normal"/>
      <text:p text:style-name="Normal">#include &lt;iostream&gt;</text:p>
      <text:p text:style-name="Normal">using namespace std;</text:p>
      <text:p text:style-name="Normal"/>
      <text:p text:style-name="Normal">int main()<text:s/><text:s/>{</text:p>
      <text:p text:style-name="Normal"><text:s text:c="4"/>int number;</text:p>
      <text:p text:style-name="Normal"><text:s text:c="4"/>cout<text:s/><text:s/>&lt;&lt;<text:s/><text:s/>“Enter a number: “;</text:p>
      <text:p text:style-name="Normal"><text:s text:c="4"/>cin<text:s/><text:s/>&gt;&gt;<text:s/><text:s/>number;</text:p>
      <text:p text:style-name="Normal"/>
      <text:p text:style-name="Normal"><text:s text:c="4"/>if<text:s/>(number % 2 == 0)<text:s/><text:s/>{</text:p>
      <text:p text:style-name="Normal"><text:s text:c="8"/>cout<text:s/><text:s/>&lt;&lt;<text:s/><text:s/>“The number is even.”<text:s/><text:s/>&lt;&lt;<text:s/><text:s/>endl<text:s/>;</text:p>
      <text:p text:style-name="Normal"><text:s text:c="4"/>} else {</text:p>
      <text:p text:style-name="Normal"><text:s text:c="8"/>cout<text:s/><text:s/>&lt;&lt;<text:s/><text:s/>“The number is odd.<text:s/>”<text:s/><text:s/>&lt;&lt;<text:s/><text:s/>endl<text:s/>;</text:p>
      <text:p text:style-name="Normal"><text:s text:c="4"/>}</text:p>
      <text:p text:style-name="Normal"><text:s text:c="4"/>Return 0;</text:p>
      <text:p text:style-name="Normal">}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zunairachaudhry48@gmail.com</meta:initial-creator>
    <dc:creator>zunairachaudhry48@gmail.com</dc:creator>
    <meta:creation-date>2024-12-23T03:10:00Z</meta:creation-date>
    <dc:date>2024-12-23T03:10:00Z</dc:date>
    <meta:template xlink:href="Normal.dotm" xlink:type="simple"/>
    <meta:editing-cycles>12</meta:editing-cycles>
    <meta:editing-duration>PT1320S</meta:editing-duration>
    <meta:document-statistic meta:page-count="1" meta:paragraph-count="1" meta:word-count="57" meta:character-count="383" meta:row-count="2" meta:non-whitespace-character-count="327"/>
  </office:meta>
</office:document-meta>
</file>